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60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許強 70（1913.01.13-1950.11.28）</text:p>
      <text:p text:style-name="P1"/>
      <text:p text:style-name="P1">臺南佳里人。家中務農，父許丑，母許郭鎮。</text:p>
      <text:p text:style-name="P1"/>
      <text:p text:style-name="P1">自小天資聰穎，佳里興公學校（今臺南佳興</text:p>
      <text:p text:style-name="P1"/>
      <text:p text:style-name="P1">國小）畢業後，在日籍教師協助下就讀 1年高等科</text:p>
      <text:p text:style-name="P1"/>
      <text:p text:style-name="P1">後，於隔年考上臺南州立第二中學校（今臺南一</text:p>
      <text:p text:style-name="P1"/>
      <text:p text:style-name="P1">中），4年後，保送臺北高等學校（現址為國立臺</text:p>
      <text:p text:style-name="P1"/>
      <text:p text:style-name="P1">灣師範大學）。</text:p>
      <text:p text:style-name="P1"/>
      <text:p text:style-name="P1">據臺北高等學校同學邱林淵回憶，許強在高</text:p>
      <text:p text:style-name="P1"/>
      <text:p text:style-name="P1">校求學時期，即展現出反抗壓迫的個性，曾因日</text:p>
      <text:p text:style-name="P1"/>
      <text:p text:style-name="P1">本學生欺負臺灣學生而挺身反擊。許強也透過與</text:p>
      <text:p text:style-name="P1"/>
      <text:p text:style-name="P1">客家同學蕭道應的討論而意識到閩客問題，但在反封建的大前提下，認為應</text:p>
      <text:p text:style-name="P1"/>
      <text:p text:style-name="P1">放棄民族意識，同時反對宗教與一切改良主義的手段來改造社會。高等學校</text:p>
      <text:p text:style-name="P1"/>
      <text:p text:style-name="P1">畢業後，以優異成績直升臺北帝國大學，成為醫學部第一屆學生。71</text:p>
      <text:p text:style-name="P1"/>
      <text:p text:style-name="P1">昭和 15年（1940），修畢醫學部課程進入澤田內科研究室，跟隨消化系統</text:p>
      <text:p text:style-name="P1"/>
      <text:p text:style-name="P1">疾病權威澤田藤一郎研究，以研究焦性葡萄酸（pyruvic acid）許氏檢驗法被廣</text:p>
      <text:p text:style-name="P1"/>
      <text:p text:style-name="P1">泛應用在肝病與腳氣病之鑑別診斷上，而得到九州帝國大學醫學博士。72恩師</text:p>
      <text:p text:style-name="P1"/>
      <text:p text:style-name="P1">澤田藤一郎曾盛讚「許強不但是臺灣，同時也是亞洲第一個有可能得到諾貝爾</text:p>
      <text:p text:style-name="P1"/>
      <text:p text:style-name="P1">醫學獎的人。」除了醫學研究外，也關心時事，參加異議團體「不定期會」。</text:p>
      <text:p text:style-name="P1"/>
      <text:p text:style-name="P1">根據當時「不定期會」成員周青回憶，這是一個臺共在遭破壞後為保持勢力所</text:p>
      <text:p text:style-name="P1"/>
      <text:p text:style-name="P1">成立的外圍組織，為安全起見，多以角頭的迎神賽會或邀宴方式，不定期集</text:p>
      <text:p text:style-name="P1"/>
      <text:p text:style-name="P1">會，關心中日戰爭之戰況，但似未有積極作為。</text:p>
      <text:p text:style-name="P1"/>
      <text:p text:style-name="P1">第二次世界大戰結束，日本投降，中華民國政府接收臺灣，臺北帝國大</text:p>
      <text:p text:style-name="P1"/>
      <text:p text:style-name="P1">學更名為臺灣大學，並由教育部派員接收。民國 34年（1945）12月，原臺北</text:p>
      <text:p text:style-name="P1"/>
      <text:p text:style-name="P1">帝大醫學部改名為臺灣大學醫學院，由杜聰明（另有傳）任醫學院院長，組織</text:p>
      <text:p text:style-name="P1"/>
      <text:p text:style-name="P1">6人接收小組，除接管醫學院及附設醫院，也協助國府軍接收分布全島的軍用醫療物品，亦被挑選為接收小組之成員，負責臺大醫院營養部的接管工作。</text:p>
      <text:p text:style-name="P1"/>
      <text:p text:style-name="P1">1946年 2月臺大醫院的醫生因人事認證與薪資問題與院方發生衝突而引發「罷</text:p>
      <text:p text:style-name="P1"/>
      <text:p text:style-name="P1">診事件」，許強主導了本次事件，率領醫師罷診，並影響輿論。</text:p>
      <text:p text:style-name="P1"/>
      <text:p text:style-name="P1">民國 37年（1948）2月，受臺大醫學院助教郭琇琮（另有傳）吸收，進入</text:p>
      <text:p text:style-name="P1"/>
      <text:p text:style-name="P1">中共地下黨組織臺北市工作委員會，並成立臺灣大學附屬醫院支部，掩護地</text:p>
      <text:p text:style-name="P1"/>
      <text:p text:style-name="P1">下工作。除了在臺大的門診外，也在新公園旁開設診所，並暗中進行地下黨</text:p>
      <text:p text:style-name="P1"/>
      <text:p text:style-name="P1">組織的聯繫。民國 38年（1949）8月，升任臺大醫學院第三內科教授。這年，</text:p>
      <text:p text:style-name="P1"><text:soft-page-break/></text:p>
      <text:p text:style-name="P1">國共內戰情勢急轉直下，國民黨政府被迫於年底播遷來臺，對臺灣的共產黨</text:p>
      <text:p text:style-name="P1"/>
      <text:p text:style-name="P1">組織進行嚴酷的打擊。民國 39年（1950）5月 13日下午，與胡鑫麟、蘇友鵬</text:p>
      <text:p text:style-name="P1"/>
      <text:p text:style-name="P1">等幾位臺大醫師被緊急召喚至院長室，旋即遭到逮捕，押送位於延平南路上</text:p>
      <text:p text:style-name="P1"/>
      <text:p text:style-name="P1">的保密局南所。</text:p>
      <text:p text:style-name="P1"/>
      <text:p text:style-name="P1">幾個月後，這批臺大醫生被移送保密局北所，雖受嚴酷審訊但態度強</text:p>
      <text:p text:style-name="P1"/>
      <text:p text:style-name="P1">硬，最後被移送位於青島東路的軍法處等待宣判。同年（1950）9月 7日，許</text:p>
      <text:p text:style-name="P1"/>
      <text:p text:style-name="P1">強及郭琇琮等 14名同案判處死刑；9月 21日，判決確定；11月 28日執行槍</text:p>
      <text:p text:style-name="P1"/>
      <text:p text:style-name="P1">決。民國 80年（1991）12月，政治案件平反運動興起，李鎮源（另有傳）醫師</text:p>
      <text:p text:style-name="P1"/>
      <text:p text:style-name="P1">等人於臺大校友會館舉辦許強醫師紀念會。</text:p>
      <text:p text:style-name="P1"/>
      <text:p text:style-name="P1">民國 28年（1939），許強透過南二中同學邱萬順介紹認識當時正在就讀</text:p>
      <text:p text:style-name="P1"/>
      <text:p text:style-name="P1">東京女子醫專的劉順娣，進而相戀結婚。婚後育有 4女 1子，分別為扶美、</text:p>
      <text:p text:style-name="P1"/>
      <text:p text:style-name="P1">須美、惠美、素美及達夫。73許強逝世後，劉順娣開設診所並兼任校醫，扶養</text:p>
      <text:p text:style-name="P1"/>
      <text:p text:style-name="P1">5個子女至大學畢業。獨子達夫臺北醫學院畢業，為國內著名腦神經外科醫</text:p>
      <text:p text:style-name="P1"/>
      <text:p text:style-name="P1">師，曾任長庚醫院腦神經外科主任。次女須美，臺灣大學醫學院畢業，曾任</text:p>
      <text:p text:style-name="P1"/>
      <text:p text:style-name="P1">行政院衛生署疾病管制局副局長，適中央研究院院士陳定信。（陳翠蓮、嚴婉</text:p>
      <text:p text:style-name="P1"/>
      <text:p text:style-name="P1">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0:05.576704077</meta:creation-date>
    <dc:date>2018-04-19T15:30:34.048268474</dc:date>
    <meta:editing-duration>PT28S</meta:editing-duration>
    <meta:editing-cycles>1</meta:editing-cycles>
    <meta:document-statistic meta:table-count="0" meta:image-count="0" meta:object-count="0" meta:page-count="2" meta:paragraph-count="47" meta:word-count="1333" meta:character-count="1425" meta:non-whitespace-character-count="1407"/>
    <meta:generator>LibreOffice/5.1.6.2$Linux_X86_64 LibreOffice_project/10m0$Build-2</meta:generator>
  </office:meta>
</office:document-meta>
</file>